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text-position="0% 100%" fo:hyphenate="false"/>
    </style:style>
    <style:style style:name="P50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1" style:family="paragraph">
      <style:paragraph-properties fo:margin-top="0.423cm" fo:margin-bottom="0cm" fo:line-height="100%" fo:text-align="start" style:writing-mode="lr-tb"/>
    </style:style>
    <style:style style:name="P5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text-position="0% 100%" fo:font-size="24pt" style:font-size-asian="24pt" style:font-size-complex="24pt" fo:hyphenate="false"/>
    </style:style>
    <style:style style:name="P54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5" style:family="paragraph">
      <style:paragraph-properties fo:margin-top="0.423cm" fo:margin-bottom="0cm" fo:line-height="100%" fo:text-align="start" style:writing-mode="lr-tb"/>
      <style:text-properties fo:font-size="24pt"/>
    </style:style>
    <style:style style:name="P56" style:family="paragraph">
      <style:paragraph-properties fo:margin-top="0cm" fo:margin-bottom="0cm" fo:line-height="100%" fo:text-align="start" style:writing-mode="lr-tb"/>
      <style:text-properties fo:font-size="24pt"/>
    </style:style>
    <style:style style:name="P57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8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6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text-position="0% 100%" fo:font-size="28pt" style:font-size-asian="28pt" style:font-size-complex="28pt" fo:hyphenate="false"/>
    </style:style>
    <style:style style:name="P62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63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0" style:family="text">
      <style:text-properties fo:color="#6666ff" fo:font-size="36pt"/>
    </style:style>
    <style:style style:name="T21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</text:span><text:span text:style-name="T1">1: Dr. </text:span><text:span text:style-name="T1">Ofir </text:span><text:span text:style-name="T1">Pele</text:span></text:p>
              </text:list-item>
              <text:list-item>
                <text:p text:style-name="P1"><text:span text:style-name="T1">Version </text:span><text:span text:style-name="T1">2: Dr. </text:span><text:span text:style-name="T1">Miri </text:span><text:span text:style-name="T1">Ben-</text:span><text:span text:style-name="T1">Nissan</text:span></text:p>
              </text:list-item>
              <text:list-item>
                <text:p text:style-name="P1"><text:span text:style-name="T1">Version </text:span><text:span text:style-name="T1">3: Dr. </text:span><text:span text:style-name="T1">Erel </text:span><text:span text:style-name="T1">Segal-</text:span><text:span text:style-name="T1">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</text:span><text:span text:style-name="T2">C to </text:span><text:span text:style-name="T2">C++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 xml:id="id2" draw:id="id2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reuse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 xml:id="id3" draw:id="id3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 xml:id="id4" draw:id="id4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Tight memory management – important in embedded systems.</text:span></text:p>
            </text:list-item>
            <text:list-item>
              <text:p text:style-name="P9"><text:span text:style-name="T12">Tight time management – important in real-time systems.</text:span></text:p>
            </text:list-item>
            <text:list-item>
              <text:p text:style-name="P9"><text:span text:style-name="T12">Creating high-performance libraries that can be linked from other languages, e.g, Pyth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 xml:id="id5" draw:id="id5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Histor</text:span><text:span text:style-name="T13">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4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5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5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5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6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7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7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7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7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7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7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8">We’ll learn parts of C++-11, 14, 17,</text:span></text:p>
          <text:p text:style-name="P3"><text:span text:style-name="T18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 xml:id="id6" draw:id="id6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5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5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19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 xml:id="id7" draw:id="id7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Basic </text:span><text:span text:style-name="T13">Unix </text:span><text:span text:style-name="T13">comm</text:span><text:span text:style-name="T13">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0">ls</text:span></text:p>
            <text:p><text:span text:style-name="T20">ls -latr</text:span></text:p>
            <text:p text:style-name="P25"><text:span text:style-name="T21">cd </text:span><text:span text:style-name="T21">[dirna</text:span><text:span text:style-name="T21">me]</text:span></text:p>
            <text:p text:style-name="P25"><text:span text:style-name="T21">mkdir </text:span><text:span text:style-name="T21">[dirna</text:span><text:span text:style-name="T21">me]</text:span></text:p>
            <text:p text:style-name="P25"><text:span text:style-name="T21">cat </text:span><text:span text:style-name="T21">[filena</text:span><text:span text:style-name="T21">me]</text:span></text:p>
            <text:p text:style-name="P25"><text:span text:style-name="T21">nano </text:span><text:span text:style-name="T21">[filena</text:span><text:span text:style-name="T21">me]</text:span></text:p>
            <text:p text:style-name="P25"><text:span text:style-name="T21">grep </text:span><text:span text:style-name="T21">[word] </text:span></text:p>
            <text:p text:style-name="P25"><text:span text:style-name="T21">source </text:span><text:span text:style-name="T21">[filena</text:span><text:span text:style-name="T21">me]</text:span></text:p>
            <text:p text:style-name="P25"><text:span text:style-name="T21">rm </text:span><text:span text:style-name="T21">[filena</text:span><text:span text:style-name="T21">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2"><text:s/></text:span><text:span text:style-name="T22">grep </text:span><text:span text:style-name="T22">… &lt; </text:span><text:span text:style-name="T22">input.t</text:span><text:span text:style-name="T22">xt</text:span></text:p>
            <text:p text:style-name="P25"><text:span text:style-name="T22"><text:s/></text:span><text:span text:style-name="T22">grep ... </text:span><text:span text:style-name="T22">&gt; <text:s/></text:span><text:span text:style-name="T22">output.</text:span><text:span text:style-name="T22">txt</text:span></text:p>
            <text:p text:style-name="P25"><text:span text:style-name="T22"><text:s/></text:span><text:span text:style-name="T22">ls -latr </text:span><text:span text:style-name="T22">| grep </text:span><text:span text:style-name="T22">bash</text:span></text:p>
            <text:p text:style-name="P27"><text:span text:style-name="T23"/></text:p>
            <text:p text:style-name="P27"><text:span text:style-name="T23"/></text:p>
            <text:p text:style-name="P27"><text:span text:style-name="T23"/></text:p>
            <text:p text:style-name="P27"><text:span text:style-name="T24">su</text:span></text:p>
            <text:p text:style-name="P27"><text:span text:style-name="T24">exit</text:span></text:p>
            <text:p text:style-name="P27"><text:span text:style-name="T24">sudo </text:span><text:span text:style-name="T24">apt </text:span><text:span text:style-name="T24">insta</text:span><text:span text:style-name="T24">ll ...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כותרת_20_ותוכן" presentation:presentation-page-layout-name="AL2T11" xml:id="id8" draw:id="id8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From </text:span><text:span text:style-name="T13">Sourc</text:span><text:span text:style-name="T13">e to </text:span><text:span text:style-name="T13">Execu</text:span><text:span text:style-name="T13">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5">CSU0027 </text:span><text:span text:style-name="T15">- System </text:span><text:span text:style-name="T15">Programm</text:span><text:span text:style-name="T15">ing, NTNU </text:span><text:span text:style-name="T15">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5">Source</text:span></text:p>
          <text:p text:style-name="P31"><text:span text:style-name="T25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6">Preprocessor</text:span></text:p>
          <text:p text:style-name="P8"><text:span text:style-name="T27">clang</text:span></text:p>
          <text:p text:style-name="P8"><text:span text:style-name="T27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6">Compiler</text:span></text:p>
          <text:p text:style-name="P8"><text:span text:style-name="T27">clang </text:span><text:span text:style-name="T27"><text:line-break/></text:span><text:span text:style-name="T27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5">Assembly</text:span></text:p>
          <text:p text:style-name="P31"><text:span text:style-name="T25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6">Assembler</text:span></text:p>
          <text:p text:style-name="P8"><text:span text:style-name="T27">as </text:span><text:span text:style-name="T28">or</text:span><text:span text:style-name="T27"> clang </text:span><text:span text:style-name="T27"><text:line-break/></text:span><text:span text:style-name="T27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5">Object</text:span></text:p>
          <text:p text:style-name="P31"><text:span text:style-name="T25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6">Linker</text:span></text:p>
          <text:p text:style-name="P8"><text:span text:style-name="T27">ld </text:span><text:span text:style-name="T28">or</text:span><text:span text:style-name="T27"> clang </text:span><text:span text:style-name="T27"><text:line-break/></text:span><text:span text:style-name="T27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5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6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29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29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5">Preprocessed </text:span><text:span text:style-name="T25"><text:line-break/></text:span><text:span text:style-name="T25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0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1">See also: </text:span><text:span text:style-name="T31">Compiler </text:span><text:span text:style-name="T31">Drivers in </text:span><text:span text:style-name="T32">“Linkers </text:span><text:span text:style-name="T32">and </text:span><text:span text:style-name="T32">Loaders,” </text:span><text:span text:style-name="T32">p.18</text:span></text:p>
            </draw:text-box>
          </draw:frame>
        </presentation:notes>
      </draw:page>
      <draw:page draw:name="page9" draw:style-name="dp3" draw:master-page-name="שקופית_20_כותרת" presentation:presentation-page-layout-name="AL1T0" xml:id="id9" draw:id="id9"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3">Fill in </text:span><text:span text:style-name="T33">missing </text:span><text:span text:style-name="T33">types </text:span><text:span text:style-name="T33">from C, </text:span></text:p>
            <text:p text:style-name="P39"><text:span text:style-name="T33">in </text:span><text:span text:style-name="T33">somewha</text:span><text:span text:style-name="T33">t crude </text:span><text:span text:style-name="T33">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</text:span><text:span text:style-name="T2">missin</text:span><text:span text:style-name="T2">g </text:span><text:span text:style-name="T2">types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 xml:id="id10" draw:id="id10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string</text:span><text:span text:style-name="T13">s in </text:span><text:span text:style-name="T13">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4">#include</text:span><text:span text:style-name="T35"> </text:span><text:span text:style-name="T36">&lt;iostream&gt;</text:span><text:span text:style-name="T35"> </text:span><text:span text:style-name="T35"><text:line-break/></text:span><text:span text:style-name="T34">#include</text:span><text:span text:style-name="T35"> </text:span><text:span text:style-name="T36">&lt;string&gt;</text:span><text:span text:style-name="T35"> </text:span><text:span text:style-name="T35"><text:line-break/></text:span><text:span text:style-name="T34">int</text:span><text:span text:style-name="T35"> main() </text:span><text:span text:style-name="T35"><text:line-break/></text:span><text:span text:style-name="T35">{ </text:span><text:span text:style-name="T35"><text:line-break/></text:span><text:span text:style-name="T35">   std::</text:span><text:span text:style-name="T34">string</text:span><text:span text:style-name="T35"> str; </text:span><text:span text:style-name="T35"><text:line-break/></text:span><text:span text:style-name="T35">   </text:span><text:span text:style-name="T34">int</text:span><text:span text:style-name="T35"> a; </text:span><text:span text:style-name="T35"><text:line-break/></text:span><text:span text:style-name="T35">   </text:span><text:span text:style-name="T34">double</text:span><text:span text:style-name="T35"> b; </text:span><text:span text:style-name="T35"><text:line-break/></text:span><text:span text:style-name="T35">   std::cin &gt;&gt; str &gt;&gt; a &gt;&gt; b; </text:span><text:span text:style-name="T35"><text:line-break/></text:span><text:span text:style-name="T35">   </text:span><text:span text:style-name="T34">if</text:span><text:span text:style-name="T35">(std::cin.fail()) </text:span><text:span text:style-name="T35"><text:line-break/></text:span><text:span text:style-name="T35">   { </text:span><text:span text:style-name="T35"><text:line-break/></text:span><text:span text:style-name="T35">      std::cerr &lt;&lt; </text:span><text:span text:style-name="T36">"input problem\n"</text:span><text:span text:style-name="T35">; </text:span><text:span text:style-name="T35"><text:line-break/></text:span><text:span text:style-name="T35">      </text:span><text:span text:style-name="T34">return</text:span><text:span text:style-name="T35"> </text:span><text:span text:style-name="T37">1</text:span><text:span text:style-name="T35">; </text:span><text:span text:style-name="T35"><text:line-break/></text:span><text:span text:style-name="T35">   } </text:span><text:span text:style-name="T35"><text:line-break/></text:span><text:span text:style-name="T35">   std::cout &lt;&lt; </text:span><text:span text:style-name="T36">"I got: "</text:span><text:span text:style-name="T35">&lt;&lt; str &lt;&lt; </text:span><text:span text:style-name="T36">' '</text:span><text:span text:style-name="T35"> </text:span><text:span text:style-name="T35"><text:line-break/></text:span><text:span text:style-name="T35">   &lt;&lt; a &lt;&lt; </text:span><text:span text:style-name="T36">' '</text:span><text:span text:style-name="T35"> &lt;&lt; b &lt;&lt; std::endl; </text:span><text:span text:style-name="T35"><text:line-break/></text:span><text:span text:style-name="T35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7">More about string functions</text:span><text:span text:style-name="T17">:</text:span></text:p>
          <text:p text:style-name="P43"><text:span text:style-name="T38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1">Strings are </text:span><text:span text:style-name="T31">*similar* </text:span><text:span text:style-name="T31">but not the </text:span><text:span text:style-name="T31">same as </text:span><text:span text:style-name="T31">java </text:span><text:span text:style-name="T31">strings. </text:span></text:p>
              <text:p text:style-name="P37"><text:span text:style-name="T31">They are not </text:span><text:span text:style-name="T31">part of the </text:span><text:span text:style-name="T31">language </text:span><text:span text:style-name="T31">but part of </text:span><text:span text:style-name="T31">the </text:span><text:span text:style-name="T31">standard </text:span><text:span text:style-name="T31">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9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 xml:id="id11" draw:id="id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Boole</text:span><text:span text:style-name="T13">an </text:span><text:span text:style-name="T13">variab</text:span><text:span text:style-name="T13">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4">#include</text:span><text:span text:style-name="T35"> </text:span><text:span text:style-name="T36">&lt;iostream&gt;</text:span><text:span text:style-name="T35"> </text:span><text:span text:style-name="T35"><text:line-break/></text:span><text:span text:style-name="T34">int</text:span><text:span text:style-name="T35"> main() </text:span><text:span text:style-name="T35"><text:line-break/></text:span><text:span text:style-name="T35">{ </text:span><text:span text:style-name="T35"><text:line-break/></text:span><text:span text:style-name="T35">   </text:span><text:span text:style-name="T34">int</text:span><text:span text:style-name="T35"> a = </text:span><text:span text:style-name="T37">5</text:span><text:span text:style-name="T35">; </text:span><text:span text:style-name="T35"><text:line-break/></text:span><text:span text:style-name="T35">   </text:span><text:span text:style-name="T34">bool</text:span><text:span text:style-name="T35"> isZero = (a == </text:span><text:span text:style-name="T37">0</text:span><text:span text:style-name="T35">); </text:span></text:p>
            <text:p text:style-name="P44"><text:span text:style-name="T40"><text:s text:c="3"/></text:span><text:span text:style-name="T40">// same conditions </text:span><text:span text:style-name="T35"><text:line-break/></text:span><text:span text:style-name="T35">   </text:span><text:span text:style-name="T34">if</text:span><text:span text:style-name="T35">(!isZero &amp;&amp; isZero==</text:span><text:span text:style-name="T34">false</text:span><text:span text:style-name="T35"> &amp;&amp; </text:span><text:span text:style-name="T35"><text:line-break/></text:span><text:span text:style-name="T35">   isZero!=</text:span><text:span text:style-name="T34">true</text:span><text:span text:style-name="T35"> &amp;&amp; <text:s/>!!! isZero &amp;&amp; a ) </text:span><text:span text:style-name="T40"><text:line-break/></text:span><text:span text:style-name="T40"> <text:s text:c="2"/></text:span><text:span text:style-name="T35">{ </text:span><text:span text:style-name="T35"><text:line-break/></text:span><text:span text:style-name="T35">      std::cout &lt;&lt; </text:span><text:span text:style-name="T36">"a is not zero\n"</text:span><text:span text:style-name="T35">; </text:span><text:span text:style-name="T35"><text:line-break/></text:span><text:span text:style-name="T35">   } </text:span><text:span text:style-name="T35"><text:line-break/></text:span><text:span text:style-name="T35">} </text:span><text:span text:style-name="T35"><text:line-break/></text:span><text:span text:style-name="T35"><text:line-break/></text:span><text:span text:style-name="T35"/></text:p>
            <text:p text:style-name="P44"><text:span text:style-name="T35"><text:line-break/></text:span><text:span text:style-name="T35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7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9"><text:page-number>&lt;number&gt;</text:page-number></text:span></text:p>
            </draw:text-box>
          </draw:frame>
        </presentation:notes>
      </draw:page>
      <draw:page draw:name="C++-11 enum class" draw:style-name="dp3" draw:master-page-name="כותרת_20_ותוכן" presentation:presentation-page-layout-name="AL2T11" xml:id="id12" draw:id="id12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3">C++-</text:span><text:span text:style-name="T13">11 </text:span><text:span text:style-name="T13">enum </text:span><text:span text:style-name="T13">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1">Season curr_season;</text:span><text:span text:style-name="T41"><text:line-break/></text:span><text:span text:style-name="T41">curr_season= </text:span><text:span text:style-name="T42">Season::AUTUMN;</text:span></text:p>
          <text:p text:style-name="P48"><text:span text:style-name="T41">curr_season= SUMMER; </text:span><text:span text:style-name="T43">// won’t compile! (good)</text:span></text:p>
          <text:p text:style-name="P48"><text:span text:style-name="T41">curr_season= 19; </text:span><text:span text:style-name="T43">// won’t compile! (good)</text:span></text:p>
          <text:p text:style-name="P48"><text:span text:style-name="T44">int</text:span><text:span text:style-name="T41"> prev_season= Season::SUMMER; </text:span><text:span text:style-name="T43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4">enum </text:span><text:span text:style-name="T45">class</text:span><text:span text:style-name="T41"> Season : </text:span><text:span text:style-name="T45">char</text:span><text:span text:style-name="T41"> {</text:span></text:p>
          <text:p text:style-name="P48"><text:span text:style-name="T41"><text:tab/></text:span><text:span text:style-name="T41">WINTER,</text:span><text:span text:style-name="T41"><text:tab/></text:span><text:span text:style-name="T46">// = 0 by default</text:span></text:p>
          <text:p text:style-name="P48"><text:span text:style-name="T46"><text:tab/></text:span><text:span text:style-name="T41">SPRING,</text:span><text:span text:style-name="T41"><text:tab/></text:span><text:span text:style-name="T46">// = WINTER + 1</text:span></text:p>
          <text:p text:style-name="P48"><text:span text:style-name="T46"><text:tab/></text:span><text:span text:style-name="T41">SUMMER,</text:span><text:span text:style-name="T46"><text:tab/></text:span><text:span text:style-name="T46">// = WINTER + 2 </text:span><text:span text:style-name="T46"><text:line-break/></text:span><text:span text:style-name="T46"><text:tab/></text:span><text:span text:style-name="T41">AUTUMN</text:span><text:span text:style-name="T41"><text:tab/></text:span><text:span text:style-name="T46">// = WINTER + 3</text:span><text:span text:style-name="T46"><text:line-break/></text:span><text:span text:style-name="T4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שקופית_20_כותרת" presentation:presentation-page-layout-name="AL1T0" xml:id="id13" draw:id="id13"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7">Understa</text:span><text:span text:style-name="T47">nd and </text:span><text:span text:style-name="T47">remembe</text:span><text:span text:style-name="T47">r.</text:span></text:p>
            <text:p text:style-name="P39"><text:span text:style-name="T47"/></text:p>
            <text:list text:style-name="L5">
              <text:list-item>
                <text:p text:style-name="P40"><text:span text:style-name="T33">More </text:span><text:span text:style-name="T33">than </text:span><text:span text:style-name="T33">syntac</text:span><text:span text:style-name="T33">tic </text:span><text:span text:style-name="T33">sugar.</text:span></text:p>
              </text:list-item>
              <text:list-item>
                <text:p text:style-name="P40"><text:span text:style-name="T33">This is </text:span><text:span text:style-name="T33">how a </text:span><text:span text:style-name="T33">lot of </text:span><text:span text:style-name="T33">stuff </text:span><text:span text:style-name="T33">works </text:span><text:span text:style-name="T33">under </text:span><text:span text:style-name="T33">the </text:span><text:span text:style-name="T33">hood </text:span><text:span text:style-name="T33">(e.g. </text:span><text:span text:style-name="T33">inherit</text:span><text:span text:style-name="T33">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</text:span><text:span text:style-name="T2">oadin</text:span><text:span text:style-name="T2">g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 xml:id="id14" draw:id="id14">
        <draw:frame draw:name="Rectangle 3" presentation:style-name="pr15" draw:text-style-name="P50" draw:layer="layout" svg:width="23.706cm" svg:height="15.874cm" svg:x="0.847cm" svg:y="2.54cm" presentation:class="outline" presentation:user-transformed="true">
          <draw:text-box>
            <text:p text:style-name="P49"><text:span text:style-name="T34">#include</text:span><text:span text:style-name="T35"> </text:span><text:span text:style-name="T36">&lt;stdio.h&gt;</text:span><text:span text:style-name="T35"> </text:span><text:span text:style-name="T35"><text:line-break/></text:span><text:span text:style-name="T34">void</text:span><text:span text:style-name="T35"> </text:span><text:span text:style-name="T48">foo</text:span><text:span text:style-name="T35">() </text:span><text:span text:style-name="T35"><text:line-break/></text:span><text:span text:style-name="T35">{ </text:span><text:span text:style-name="T35"><text:line-break/></text:span><text:span text:style-name="T35">   printf (</text:span><text:span text:style-name="T36">"foo()\n"</text:span><text:span text:style-name="T35">); </text:span><text:span text:style-name="T35"><text:line-break/></text:span><text:span text:style-name="T35">} </text:span><text:span text:style-name="T35"><text:line-break/></text:span><text:span text:style-name="T34">void</text:span><text:span text:style-name="T35"> </text:span><text:span text:style-name="T48">foo</text:span><text:span text:style-name="T35">(</text:span><text:span text:style-name="T34">int</text:span><text:span text:style-name="T35"> n) </text:span><text:span text:style-name="T35"><text:line-break/></text:span><text:span text:style-name="T35">{ </text:span><text:span text:style-name="T35"><text:line-break/></text:span><text:span text:style-name="T35">   printf (</text:span><text:span text:style-name="T36">"foo(%d)\n"</text:span><text:span text:style-name="T35">, n); </text:span><text:span text:style-name="T35"><text:line-break/></text:span><text:span text:style-name="T35">} </text:span><text:span text:style-name="T35"><text:line-break/></text:span><text:span text:style-name="T34">int</text:span><text:span text:style-name="T35"> </text:span><text:span text:style-name="T48">main</text:span><text:span text:style-name="T35">() </text:span><text:span text:style-name="T35"><text:line-break/></text:span><text:span text:style-name="T35">{ </text:span><text:span text:style-name="T35"><text:line-break/></text:span><text:span text:style-name="T35">   foo(</text:span><text:span text:style-name="T37">12</text:span><text:span text:style-name="T35">); </text:span><text:span text:style-name="T35"><text:line-break/></text:span><text:span text:style-name="T35">   foo(); </text:span><text:span text:style-name="T35"><text:line-break/></text:span><text:span text:style-name="T35">   </text:span><text:span text:style-name="T34">return</text:span><text:span text:style-name="T35"> </text:span><text:span text:style-name="T37">0</text:span><text:span text:style-name="T35">; </text:span><text:span text:style-name="T35"><text:line-break/></text:span><text:span text:style-name="T35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Functi</text:span><text:span text:style-name="T13">on </text:span><text:span text:style-name="T13">overlo</text:span><text:span text:style-name="T13">ading </text:span><text:span text:style-name="T13">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6.857cm" svg:x="15.24cm" svg:y="2.813cm">
          <text:p text:style-name="P51"><text:span text:style-name="T17">Compilation output:</text:span></text:p>
          <text:p text:style-name="P13"><text:span text:style-name="T49"/></text:p>
          <text:p text:style-name="P13"><text:span text:style-name="T50">Error:</text:span></text:p>
          <text:p text:style-name="P13"><text:span text:style-name="T50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 xml:id="id15" draw:id="id15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Functi</text:span><text:span text:style-name="T13">on </text:span><text:span text:style-name="T13">overlo</text:span><text:span text:style-name="T13">ading </text:span><text:span text:style-name="T13">– C++</text:span></text:p>
          </draw:text-box>
        </draw:frame>
        <draw:frame draw:name="מציין מיקום של מספר שקופית 4" presentation:style-name="pr7" draw:text-style-name="P52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4" draw:layer="layout" svg:width="23.706cm" svg:height="15.874cm" svg:x="0.854cm" svg:y="1.757cm" presentation:class="outline" presentation:user-transformed="true">
          <draw:text-box>
            <text:p text:style-name="P53"><text:span text:style-name="T34"/></text:p>
            <text:p text:style-name="P53"><text:span text:style-name="T34"/></text:p>
            <text:p text:style-name="P53"><text:span text:style-name="T34">#include</text:span><text:span text:style-name="T35"> </text:span><text:span text:style-name="T36">&lt;iostream&gt;</text:span><text:span text:style-name="T35"> </text:span><text:span text:style-name="T35"><text:line-break/></text:span><text:span text:style-name="T34">void</text:span><text:span text:style-name="T35"> </text:span><text:span text:style-name="T48">foo</text:span><text:span text:style-name="T35">() {</text:span><text:span text:style-name="T35"><text:line-break/></text:span><text:span text:style-name="T35">   std::cout &lt;&lt; </text:span><text:span text:style-name="T36">"foo()\n"</text:span><text:span text:style-name="T35">; </text:span><text:span text:style-name="T35"><text:line-break/></text:span><text:span text:style-name="T35">} </text:span><text:span text:style-name="T35"><text:line-break/></text:span><text:span text:style-name="T34">void</text:span><text:span text:style-name="T35"> </text:span><text:span text:style-name="T48">foo</text:span><text:span text:style-name="T35">(</text:span><text:span text:style-name="T34">int</text:span><text:span text:style-name="T35"> n) { </text:span><text:span text:style-name="T35"><text:line-break/></text:span><text:span text:style-name="T35">   std::cout&lt;&lt;</text:span><text:span text:style-name="T36">"foo("</text:span><text:span text:style-name="T35">&lt;&lt;n&lt;&lt;</text:span><text:span text:style-name="T36">")\n"</text:span><text:span text:style-name="T35">; </text:span><text:span text:style-name="T35"><text:line-break/></text:span><text:span text:style-name="T35">} </text:span><text:span text:style-name="T35"><text:line-break/></text:span><text:span text:style-name="T34">int</text:span><text:span text:style-name="T35"> </text:span><text:span text:style-name="T48">main</text:span><text:span text:style-name="T35">() { </text:span><text:span text:style-name="T35"><text:line-break/></text:span><text:span text:style-name="T35">   foo(</text:span><text:span text:style-name="T37">12</text:span><text:span text:style-name="T35">); </text:span><text:span text:style-name="T35"><text:line-break/></text:span><text:span text:style-name="T35">   foo(); </text:span><text:span text:style-name="T35"><text:line-break/></text:span><text:span text:style-name="T35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7" draw:layer="layout" svg:width="9.101cm" svg:height="6.689cm" svg:x="16.298cm" svg:y="2.813cm">
          <text:p text:style-name="P55"><text:span text:style-name="T17">Output:</text:span></text:p>
          <text:p text:style-name="P55"><text:span text:style-name="T17">Compile, and print:</text:span></text:p>
          <text:p text:style-name="P56"><text:span text:style-name="T51">foo(12)</text:span></text:p>
          <text:p text:style-name="P56"><text:span text:style-name="T51">foo()</text:span></text:p>
          <text:p text:style-name="P5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9" draw:layer="layout" svg:width="14.463cm" svg:height="12.787cm" svg:x="2.628cm" svg:y="13.507cm" presentation:class="notes" presentation:user-transformed="true">
            <draw:text-box>
              <text:p text:style-name="P58"><text:span text:style-name="T31">How does </text:span><text:span text:style-name="T31">the compiler </text:span><text:span text:style-name="T31">solve this in </text:span><text:span text:style-name="T31">the object </text:span><text:span text:style-name="T31">file? Name </text:span><text:span text:style-name="T31">mangeling</text:span></text:p>
              <text:p text:style-name="P58"><text:span text:style-name="T31">void Foo() </text:span><text:span text:style-name="T31">becomes for </text:span><text:span text:style-name="T31">example </text:span><text:span text:style-name="T31">foo@void </text:span><text:span text:style-name="T31">and foo(int) </text:span><text:span text:style-name="T31">may </text:span><text:span text:style-name="T31">become </text:span><text:span text:style-name="T31">foo@I32</text:span></text:p>
            </draw:text-box>
          </draw:frame>
          <draw:frame draw:name="מציין מיקום של מספר שקופית 3" presentation:style-name="pr11" draw:text-style-name="P60" draw:layer="layout" svg:width="8.545cm" svg:height="1.419cm" svg:x="11.174cm" svg:y="27.01cm" presentation:class="page-number" presentation:user-transformed="true">
            <draw:text-box>
              <text:p text:style-name="P35"><text:span text:style-name="T39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 xml:id="id16" draw:id="id16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Defaul</text:span><text:span text:style-name="T13">t </text:span><text:span text:style-name="T13">param</text:span><text:span text:style-name="T13">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62" draw:layer="layout" svg:width="23.706cm" svg:height="15.874cm" svg:x="0.847cm" svg:y="2.328cm" presentation:class="outline" presentation:user-transformed="true">
          <draw:text-box>
            <text:p text:style-name="P61"><text:span text:style-name="T52"/></text:p>
            <text:p text:style-name="P61"><text:span text:style-name="T52">#include</text:span><text:span text:style-name="T53"> </text:span><text:span text:style-name="T54">&lt;iostream&gt;</text:span><text:span text:style-name="T53"> </text:span><text:span text:style-name="T53"><text:line-break/></text:span><text:span text:style-name="T53"/></text:p>
            <text:p text:style-name="P61"><text:span text:style-name="T52">void</text:span><text:span text:style-name="T53"> </text:span><text:span text:style-name="T55">foo</text:span><text:span text:style-name="T53">(</text:span><text:span text:style-name="T52">int</text:span><text:span text:style-name="T53"> n=5) </text:span><text:span text:style-name="T53"><text:line-break/></text:span><text:span text:style-name="T53">{ </text:span><text:span text:style-name="T53"><text:line-break/></text:span><text:span text:style-name="T53">   std::cout &lt;&lt; n; </text:span><text:span text:style-name="T53"><text:line-break/></text:span><text:span text:style-name="T53">} </text:span></text:p>
            <text:p text:style-name="P61"><text:span text:style-name="T53"><text:line-break/></text:span><text:span text:style-name="T52">int</text:span><text:span text:style-name="T53"> </text:span><text:span text:style-name="T55">main</text:span><text:span text:style-name="T53">() </text:span><text:span text:style-name="T53"><text:line-break/></text:span><text:span text:style-name="T53">{ </text:span><text:span text:style-name="T53"><text:line-break/></text:span><text:span text:style-name="T53">      foo(); </text:span><text:span text:style-name="T53"><text:line-break/></text:span><text:span text:style-name="T53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1"><text:span text:style-name="T17">Output:</text:span></text:p>
          <text:p text:style-name="P51"><text:span text:style-name="T17">Compile, and print:</text:span></text:p>
          <text:p text:style-name="P13"><text:span text:style-name="T51">foo(5)</text:span></text:p>
          <text:p text:style-name="P5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63"><text:span text:style-name="T31">How does </text:span><text:span text:style-name="T31">the compiler </text:span><text:span text:style-name="T31">solve this in </text:span><text:span text:style-name="T31">the object </text:span><text:span text:style-name="T31">file? Name </text:span><text:span text:style-name="T31">mangeling</text:span></text:p>
              <text:p text:style-name="P63"><text:span text:style-name="T31">void Foo() </text:span><text:span text:style-name="T31">becomes for </text:span><text:span text:style-name="T31">example </text:span><text:span text:style-name="T31">foo@void </text:span><text:span text:style-name="T31">and foo(int) </text:span><text:span text:style-name="T31">may </text:span><text:span text:style-name="T31">become </text:span><text:span text:style-name="T31">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9"><text:page-number>&lt;number&gt;</text:page-number></text:span></text:p>
            </draw:text-box>
          </draw:frame>
        </presentation:notes>
      </draw:page>
      <draw:page draw:name="Overload resolution" draw:style-name="dp3" draw:master-page-name="כותרת_20_ותוכן" presentation:presentation-page-layout-name="AL2T11" xml:id="id17" draw:id="id17"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3">Overload resolu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64"><text:span text:style-name="T56">Find all functions with same name “candidates”. Let’s </text:span><text:span text:style-name="T56">call them O1.</text:span></text:p>
              </text:list-item>
              <text:list-item>
                <text:p text:style-name="P64"><text:span text:style-name="T56">Find O2 subset of O1 which have the correct number </text:span><text:span text:style-name="T56">of arguments - <text:s/>“viable candidates”</text:span></text:p>
              </text:list-item>
              <text:list-item>
                <text:p text:style-name="P64"><text:span text:style-name="T56">Find O3 subset of O2 with best matching arguments.</text:span></text:p>
              </text:list-item>
            </text:list>
            <text:p text:style-name="P40"><text:span text:style-name="T56"><text:tab/></text:span><text:span text:style-name="T56">if |O3|=1</text:span></text:p>
            <text:p text:style-name="P40"><text:span text:style-name="T56"><text:tab/></text:span><text:span text:style-name="T56"><text:tab/></text:span><text:span text:style-name="T56"> </text:span><text:span text:style-name="T56">use that function.</text:span></text:p>
            <text:p text:style-name="P40"><text:span text:style-name="T56"><text:tab/></text:span><text:span text:style-name="T56">else (0 or more than 1):</text:span></text:p>
            <text:p text:style-name="P40"><text:span text:style-name="T56"><text:tab/></text:span><text:span text:style-name="T56"><text:tab/></text:span><text:span text:style-name="T56"> </text:span><text:span text:style-name="T56">emit compilation error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Wingdings" svg:font-family="Wingdings" style:font-pitch="variable"/>
    <style:font-face style:name="Consolas2" svg:font-family="Consolas" style:font-family-generic="modern" style:font-pitch="variable"/>
    <style:font-face style:name="Liberation Sans5" svg:font-family="'Liberation Sans'" style:font-family-generic="modern" style:font-pitch="variable"/>
    <style:font-face style:name="Nachlieli CLM5" svg:font-family="'Nachlieli CLM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2">12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2">12/2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2</meta:editing-cycles>
    <meta:print-date>1999-11-04T13:06:28</meta:print-date>
    <meta:creation-date>1999-10-10T10:49:40</meta:creation-date>
    <dc:date>2018-02-12T09:19:39.736341284</dc:date>
    <meta:editing-duration>P27DT6H19M17S</meta:editing-duration>
    <meta:generator>LibreOffice/5.1.6.2$Linux_X86_64 LibreOffice_project/10m0$Build-2</meta:generator>
    <meta:document-statistic meta:object-count="1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